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rial" svg:font-family="arial" style:font-adornments="Gras" style:font-family-generic="swiss"/>
  </office:font-face-decls>
  <office:automatic-styles>
    <style:style style:name="P1" style:family="paragraph" style:parent-style-name="Text_20_body">
      <style:text-properties officeooo:rsid="000ea231" officeooo:paragraph-rsid="000ea231"/>
    </style:style>
    <style:style style:name="P2" style:family="paragraph" style:parent-style-name="Text_20_body">
      <style:text-properties officeooo:paragraph-rsid="0013015f"/>
    </style:style>
    <style:style style:name="P3" style:family="paragraph" style:parent-style-name="Text_20_body">
      <style:text-properties officeooo:paragraph-rsid="00141ae6"/>
    </style:style>
    <style:style style:name="P4" style:family="paragraph" style:parent-style-name="Text_20_body">
      <style:text-properties officeooo:paragraph-rsid="0015a63c"/>
    </style:style>
    <style:style style:name="P5" style:family="paragraph" style:parent-style-name="Text_20_body">
      <style:text-properties officeooo:paragraph-rsid="001c8693"/>
    </style:style>
    <style:style style:name="P6" style:family="paragraph" style:parent-style-name="Text_20_body">
      <style:text-properties style:use-window-font-color="true" loext:opacity="0%" officeooo:rsid="00141ae6" officeooo:paragraph-rsid="001c8693"/>
    </style:style>
    <style:style style:name="P7" style:family="paragraph" style:parent-style-name="Heading_20_1" style:list-style-name="">
      <style:text-properties officeooo:rsid="000e6674" officeooo:paragraph-rsid="000e6674"/>
    </style:style>
    <style:style style:name="P8" style:family="paragraph" style:parent-style-name="Heading_20_3">
      <style:text-properties officeooo:paragraph-rsid="001c8693"/>
    </style:style>
    <style:style style:name="T1" style:family="text">
      <style:text-properties officeooo:rsid="0010a2c1"/>
    </style:style>
    <style:style style:name="T2" style:family="text">
      <style:text-properties officeooo:rsid="00121486"/>
    </style:style>
    <style:style style:name="T3" style:family="text">
      <style:text-properties officeooo:rsid="00141ae6"/>
    </style:style>
    <style:style style:name="T4" style:family="text">
      <style:text-properties fo:color="#800080" loext:opacity="100%"/>
    </style:style>
    <style:style style:name="T5" style:family="text">
      <style:text-properties fo:color="#800080" loext:opacity="100%" officeooo:rsid="0015a63c"/>
    </style:style>
    <style:style style:name="T6" style:family="text">
      <style:text-properties fo:color="#800080" loext:opacity="100%" officeooo:rsid="0018ea56"/>
    </style:style>
    <style:style style:name="T7" style:family="text">
      <style:text-properties fo:color="#800080" loext:opacity="100%" officeooo:rsid="001a13a1"/>
    </style:style>
    <style:style style:name="T8" style:family="text">
      <style:text-properties fo:color="#800080" loext:opacity="100%" officeooo:rsid="001afced"/>
    </style:style>
    <style:style style:name="T9" style:family="text">
      <style:text-properties fo:color="#800080" loext:opacity="100%" officeooo:rsid="001c8693"/>
    </style:style>
    <style:style style:name="T10" style:family="text">
      <style:text-properties fo:color="#800080" loext:opacity="100%" officeooo:rsid="00121486"/>
    </style:style>
    <style:style style:name="T11" style:family="text">
      <style:text-properties fo:color="#800080" loext:opacity="100%" officeooo:rsid="001de244"/>
    </style:style>
    <style:style style:name="T12" style:family="text">
      <style:text-properties fo:color="#800080" loext:opacity="100%" officeooo:rsid="001f2203"/>
    </style:style>
    <style:style style:name="T13" style:family="text">
      <style:text-properties officeooo:rsid="0015a63c"/>
    </style:style>
    <style:style style:name="T14" style:family="text">
      <style:text-properties officeooo:rsid="0018ea56"/>
    </style:style>
    <style:style style:name="T15" style:family="text">
      <style:text-properties officeooo:rsid="001a13a1"/>
    </style:style>
    <style:style style:name="T16" style:family="text">
      <style:text-properties officeooo:rsid="001c8693"/>
    </style:style>
    <style:style style:name="T17" style:family="text">
      <style:text-properties officeooo:rsid="001de2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7" text:outline-level="1">Les fourberies de Scapin</text:h>
      <text:h text:style-name="Heading_20_2" text:outline-level="2">Informations générales</text:h>
      <text:h text:style-name="Heading_20_3" text:outline-level="3">Auteur</text:h>
      <text:p text:style-name="P1">Auteur : Jean-Baptiste Poquelin, dit Molière (XVII)</text:p>
      <text:p text:style-name="P1">Mouvement littéraire : Classicisme</text:p>
      <text:h text:style-name="Heading_20_3" text:outline-level="3">Œuvre</text:h>
      <text:p text:style-name="P1">Genre/sous-genre : Comédie</text:p>
      <text:p text:style-name="P1">Nombre d’actes : 3</text:p>
      <text:h text:style-name="Heading_20_2" text:outline-level="2">Thèmes abordés</text:h>
      <text:h text:style-name="Heading_20_3" text:outline-level="3">Le mariage arrangé</text:h>
      <text:p text:style-name="Text_20_body"><text:span text:style-name="T2">L</text:span>e <text:span text:style-name="T2">lecteur</text:span> suit la cause d’<text:span text:style-name="T1">Octave et Léandre</text:span>, amoureux et sincères. <text:span text:style-name="T2">Il</text:span> ne peut qu’être indigné devant l’attitude <text:span text:style-name="T2">de Géronte ou </text:span>d’ <text:span text:style-name="T16">A</text:span><text:span text:style-name="T1">rgante, </text:span><text:span text:style-name="T2">qui</text:span><text:span text:style-name="T1"> souhaite même déshériter son fils s’il ne rompt pas son mariage avec </text:span><text:span text:style-name="T2">Hyacinte dans la </text:span><text:span text:style-name="T10">scène 4 de l’acte I : « Il le fera, ou je le déshériterai », 4, I,</text:span></text:p>
      <text:h text:style-name="Heading_20_3" text:outline-level="3">L’autorité</text:h>
      <text:p text:style-name="P3">Que ce soit celle des maîtres sur les valets ou celle des pères sur les fils, l’autorité semble absurde <text:span text:style-name="T13">et problématique </text:span>parce qu’elle ne repose pas sur le mérite <text:span text:style-name="T3">ou </text:span>l’intelligence de ceux qui l’incarnent, mais seulement sur l’ordre des choses : la richesse des maîtres leur <text:span text:style-name="T13">permet</text:span> de se payer <text:span text:style-name="T13">des</text:span> valets pour résoudre leurs propres problèmes, l’ancienneté des pères leur donne le droit d’imposer à leurs fils le choix de leur épouse.</text:p>
      <text:p text:style-name="P3">C’est pourquoi cette autorité se manifeste souvent par la violence verbale ou physique. <text:span text:style-name="T5">(scène 3 acte II quand </text:span><text:span text:style-name="T9">L</text:span><text:span text:style-name="T5">éandre souhaite frapper Scapin)</text:span> Ainsi, Molière dresse une critique sociale en représentant les dysfonctionnements de certains rapports sociaux chargés d’autorité.</text:p>
      <text:p text:style-name="Text_20_body"><text:span text:style-name="T3">C</text:span>ette représentation un peu caricaturale de l’autorité est avant tout matière à rire, surtout lorsque les circonstances et l’intelligence des valets <text:span text:style-name="T13">(ou</text:span> des fils<text:span text:style-name="T13">)</text:span> leur offrent l’opportunité de renverser les choses à leur avantage <text:span text:style-name="T3">comme lorsque </text:span>Scapin parvient à se venger en <text:span text:style-name="T17">frappant</text:span> Géronte <text:span text:style-name="T17">d</text:span><text:span text:style-name="T11">ans </text:span><text:span text:style-name="T7">III,2</text:span></text:p>
      <text:h text:style-name="P8" text:outline-level="3">Le rapport de force maître/valet</text:h>
      <text:p text:style-name="P5">Ses fourberies permettent bien souvent à Scapin de bouleverser le rapport de force traditionnel entre maîtres et valets. À deux reprises, il inflige à des maîtres le châtiment qui est habituellement leur prérogative : les coups de bâton. Dans la <text:span text:style-name="T4">scène 3 de l’acte II, on découvre que Scapin a battu Léandre</text:span> en se faisant passer pour un loup-garou et il soumet son père Géronte à la même <text:span text:style-name="T4">humiliation à la scène 2 de l’acte III</text:span>. Par ailleurs, le talent du valet pour les ruses amène les autres personnages à solliciter son aide. Dans le cas des jeunes gens, il prend l’ascendant sur leur faiblesse de caractère et leur donne une conduite à tenir : il <text:span text:style-name="T4">impose le silence à Octave dans la scène 3 de l’acte I et se fait supplier par Léandre dans la scène 4 de l’acte II</text:span>.</text:p>
      <text:p text:style-name="P6">Enfin, plus généralement, la maîtrise dont il fait preuve, menant les intrigues et manipulant les personnages, est une forme de revanche sur son statut social de valet.</text:p>
      <text:h text:style-name="Heading_20_3" text:outline-level="3"><text:soft-page-break/>L’avarice</text:h>
      <text:p text:style-name="P2">Comme dans L’Avare, Molière se plaît à représenter <text:span text:style-name="T13">l’avarice</text:span>.</text:p>
      <text:p text:style-name="P4">Cette idolâtrie de l’argent est représentée comme une véritable perversion de l’âme humaine, contre-nature et malsaine, qui s’oppose à la charité au point de remettre en cause chez Argante aussi bien que chez Géronte <text:span text:style-name="T13">leurs devoirs de père les plus élémentaires</text:span>. <text:span text:style-name="T13">En effet,</text:span> Géronte <text:span text:style-name="T13">répète</text:span> « Que diable allait-il faire dans cette galère ? » plutôt que de sacrifier sans hésiter sa fortune pour sauver la vie de son fils <text:span text:style-name="T5">dans </text:span><text:span text:style-name="T12">la scène 7 de l’acte II.</text:span> Aussi Scapin est-il forcé d’aggraver ses mensonges pour parvenir à vaincre l’avarice des pères quand il doit leur soutirer de l’argent.</text:p>
      <text:p text:style-name="Text_20_body">Mais ce déchirement intérieur des pères, excessif et irrationnel rend <text:span text:style-name="T13">cependant</text:span> les représentations de l’avarice <text:span text:style-name="T13">assez comiques</text:span>.</text:p>
      <text:h text:style-name="Heading_20_3" text:outline-level="3">La vengeance</text:h>
      <text:p text:style-name="P4">Contrairement à l’autorité et à l’avarice, la vengeance est un thème mineur de <text:span text:style-name="T13">cette pièce</text:span>. Il faut toutefois le noter car le désir de vengeance s’exprime chez Scapin, d’abord par le plaisir qu’il prend à faire peur <text:span text:style-name="T13">aux pères </text:span>pour leur soutirer de l’argent, <text:span text:style-name="T11">comme dans II,7</text:span> mais ensuite, et de manière beaucoup plus radicale, lorsqu’il entreprend de tromper Géronte pour pouvoir le frapper alors qu’il est enfermé dans le sac. <text:span text:style-name="T5">(</text:span><text:span text:style-name="T7">III,2</text:span><text:span text:style-name="T5">)</text:span></text:p>
      <text:h text:style-name="Heading_20_3" text:outline-level="3">Le mensonge</text:h>
      <text:p text:style-name="P2">L’intrigue de la pièce est fondée sur l’efficacité de la pratique du mensonge par Scapin, que Léandre et Octave mettent à profit pour se sortir d’embarras. En Scapin, le mensonge devient un mode de vie et de communication qui annihile la confiance et la sincérité, mais qui lui permet de se faire valoir et d’obtenir ce qu’il veut. Mentir se présente presque comme un jeu, un art, un motif de suspense et de rire qui n’empêche pas en tout cas la vérité de triompher, <text:span text:style-name="T6">(comme lorsque </text:span><text:span text:style-name="T7">Géronte découvre la supercherie de Scapin pour lui donner des coups de bâton</text:span><text:span text:style-name="T6"> dans </text:span><text:span text:style-name="T7">III,2</text:span><text:span text:style-name="T6">)</text:span> On pourrait presque voir dans cette représentation du mensonge une forme de mise en abîme du théâtre lui-même.</text:p>
      <text:p text:style-name="Text_20_body">Cela dit, l’immoralité du mensonge n’est pas pour autant relativisée. En effet, le mensonge est ici un outil froidement utilisé à des fins malhonnêtes, et si la vérité finit par triompher, Scapin s<text:span text:style-name="T15">e tire d’affaire</text:span> avec une <text:span text:style-name="T14">dernière</text:span> fourberie <text:span text:style-name="T6">(</text:span><text:span text:style-name="T8">13,III</text:span><text:span text:style-name="T6">)</text:span>. Mais la meilleure alliée du mensonger, c’est aussi la crédulité, qui rend les vieillards presque complices des mensonges dont ils sont victim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rial" svg:font-family="arial" style:font-adornments="Gra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arial" fo:font-family="arial" style:font-style-name="Gras" style:font-family-generic="swiss" fo:font-size="18pt" style:text-underline-style="solid" style:text-underline-width="bold" style:text-underline-color="#ff0000"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style:text-underline-style="solid" style:text-underline-type="double" style:text-underline-width="auto" style:text-underline-color="#ff0000" fo:font-weight="normal" style:font-size-asian="16pt" style:font-weight-asian="normal" style:font-size-complex="16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style:text-underline-style="solid" style:text-underline-type="double" style:text-underline-width="auto" style:text-underline-color="#00a933" fo:font-weight="normal" style:font-size-asian="14pt" style:font-weight-asian="normal" style:font-size-complex="14pt" style:font-weight-complex="norma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18:53:06.699829108</meta:creation-date>
    <meta:editing-duration>PT3H50M21S</meta:editing-duration>
    <meta:editing-cycles>17</meta:editing-cycles>
    <meta:generator>LibreOffice/7.4.1.2$Linux_X86_64 LibreOffice_project/40$Build-2</meta:generator>
    <dc:title>TST</dc:title>
    <dc:date>2022-10-11T09:03:12.285139975</dc:date>
    <meta:document-statistic meta:table-count="0" meta:image-count="0" meta:object-count="0" meta:page-count="2" meta:paragraph-count="27" meta:word-count="801" meta:character-count="4812" meta:non-whitespace-character-count="4038"/>
    <meta:template xlink:type="simple" xlink:actuate="onRequest" xlink:title="TST" xlink:href="../../../../../../.config/libreoffice/4/user/template/TST.ott" meta:date="2022-09-12T18:53:05.479370060"/>
  </office:meta>
</office:document-meta>
</file>